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034cm"/>
      <style:paragraph-properties style:writing-mode="lr-tb"/>
    </style:style>
    <style:style style:name="gr3" style:family="graphic" style:parent-style-name="objectwithoutfill">
      <style:graphic-properties svg:stroke-width="0.081cm" svg:stroke-color="#ffffff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068cm" fo:min-width="0cm"/>
    </style:style>
    <style:style style:name="gr5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middle" draw:auto-grow-height="false" fo:min-height="3.324cm" fo:min-width="3.074cm" fo:padding-top="0.165cm" fo:padding-bottom="0.165cm" fo:padding-left="0.29cm" fo:padding-right="0.29cm" loext:glow-radius="0cm"/>
    </style:style>
    <style:style style:name="gr6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1.416cm" fo:min-width="2.666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6cm" fo:min-width="0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03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fo:min-height="0.84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color="#ffffff" loext:opacity="100%" style:font-name="FreeMono1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style:font-name="FreeMono1"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FreeMono1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/>
      <style:paragraph-properties style:writing-mode="lr-tb"/>
    </style:style>
    <style:style style:name="T1" style:family="text">
      <style:text-properties fo:color="#ffffff" loext:opacity="100%" style:font-name="FreeMono1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FreeMono1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6.2cm" svg:y="0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5cm" svg:height="0.5cm" svg:x="6.2cm" svg:y="5.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5cm" svg:height="0.5cm" draw:transform="rotate (-1.5707963267949) translate (12.8cm 3.0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5cm" svg:height="0.5cm" draw:transform="rotate (-1.5707963267949) translate (0.5cm 3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2.534cm" svg:height="1.098cm" svg:x="6.8cm" svg:y="-0.206cm">
          <draw:text-box>
            <text:p text:style-name="P2"><text:span text:style-name="T1">234m</text:span></text:p>
          </draw:text-box>
        </draw:frame>
        <draw:frame draw:style-name="gr2" draw:text-style-name="P4" draw:layer="layout" svg:width="2.534cm" svg:height="1.098cm" svg:x="6.6cm" svg:y="5.51cm">
          <draw:text-box>
            <text:p text:style-name="P2"><text:span text:style-name="T1"><text:s/></text:span><text:span text:style-name="T1">64m</text:span></text:p>
          </draw:text-box>
        </draw:frame>
        <draw:frame draw:style-name="gr2" draw:text-style-name="P4" draw:layer="layout" svg:width="2.534cm" svg:height="1.098cm" svg:x="9.46cm" svg:y="2.704cm">
          <draw:text-box>
            <text:p><text:span text:style-name="T1"><text:s/></text:span><text:span text:style-name="T1">13m</text:span></text:p>
          </draw:text-box>
        </draw:frame>
        <draw:line draw:style-name="gr3" draw:text-style-name="P5" draw:layer="layout" svg:x1="6.53cm" svg:y1="3.2cm" svg:x2="5.25cm" svg:y2="1cm">
          <text:p/>
        </draw:line>
        <draw:custom-shape draw:style-name="gr4" draw:text-style-name="P1" draw:layer="layout" svg:width="0.45cm" svg:height="0.45cm" svg:x="8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1cm" svg:height="5.1cm" svg:x="3.9cm" svg:y="0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2cm" svg:height="1.7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5cm" svg:height="0.776cm" svg:x="0cm" svg:y="0cm">
          <draw:text-box>
            <text:p><text:span text:style-name="T2">0.4/s</text:span></text:p>
          </draw:text-box>
        </draw:frame>
        <draw:frame draw:style-name="gr8" draw:text-style-name="P3" draw:layer="layout" svg:width="2.034cm" svg:height="0.848cm" svg:x="0cm" svg:y="0.85cm">
          <draw:text-box>
            <text:p text:style-name="P2"><text:span text:style-name="T1">234m</text:span></text:p>
          </draw:text-box>
        </draw:frame>
        <draw:frame draw:style-name="gr9" draw:text-style-name="P7" draw:layer="layout" svg:width="3.042cm" svg:height="1.099cm" svg:x="0.249cm" svg:y="2.699cm">
          <draw:text-box>
            <text:p><text:span text:style-name="T1"><text:s/></text:span><text:span text:style-name="T1">21m</text:span></text:p>
          </draw:text-box>
        </draw:frame>
        <draw:custom-shape draw:style-name="gr6" draw:text-style-name="P5" draw:layer="layout" svg:width="3.2cm" svg:height="1.7cm" svg:x="0cm" svg:y="4.7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3.05cm" svg:height="0.848cm" svg:x="0.01cm" svg:y="4.85cm">
          <draw:text-box>
            <text:p text:style-name="P2"><text:span text:style-name="T1">x 2028</text:span></text:p>
          </draw:text-box>
        </draw:frame>
        <draw:frame draw:style-name="gr8" draw:text-style-name="P3" draw:layer="layout" svg:width="3.05cm" svg:height="0.848cm" svg:x="0.02cm" svg:y="5.55cm">
          <draw:text-box>
            <text:p text:style-name="P2"><text:span text:style-name="T1">y 101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8cm" fo:page-height="6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rel Wisse</meta:initial-creator>
    <meta:creation-date>2024-09-23T17:50:43.422148564</meta:creation-date>
    <dc:date>2024-10-31T14:03:23.629880341</dc:date>
    <dc:creator>Aurel Wisse</dc:creator>
    <meta:editing-duration>PT28M10S</meta:editing-duration>
    <meta:editing-cycles>8</meta:editing-cycles>
    <meta:generator>LibreOffice/7.3.7.2$Linux_X86_64 LibreOffice_project/30$Build-2</meta:generator>
    <meta:document-statistic meta:object-count="17"/>
  </office:meta>
</office:document-meta>
</file>